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832ec" officeooo:paragraph-rsid="000832ec"/>
    </style:style>
    <style:style style:name="P2" style:family="paragraph" style:parent-style-name="Standard">
      <style:text-properties officeooo:rsid="00091d04" officeooo:paragraph-rsid="00091d04"/>
    </style:style>
    <style:style style:name="P3" style:family="paragraph" style:parent-style-name="Standard" style:list-style-name="L1">
      <style:text-properties officeooo:rsid="0009b4f2" officeooo:paragraph-rsid="0009b4f2"/>
    </style:style>
    <style:style style:name="P4" style:family="paragraph" style:parent-style-name="Standard" style:list-style-name="L1">
      <style:text-properties fo:font-style="italic" officeooo:rsid="0009b4f2" officeooo:paragraph-rsid="0009b4f2" style:font-style-asian="italic" style:font-style-complex="italic"/>
    </style:style>
    <style:style style:name="P5" style:family="paragraph" style:parent-style-name="Standard">
      <style:text-properties fo:font-style="italic" officeooo:rsid="0009b4f2" officeooo:paragraph-rsid="0009b4f2" style:font-style-asian="italic" style:font-style-complex="italic"/>
    </style:style>
    <style:style style:name="P6" style:family="paragraph" style:parent-style-name="Standard" style:list-style-name="L1">
      <style:text-properties fo:font-style="normal" officeooo:rsid="0009b4f2" officeooo:paragraph-rsid="0009b4f2" style:font-style-asian="normal" style:font-style-complex="normal"/>
    </style:style>
    <style:style style:name="P7" style:family="paragraph" style:parent-style-name="Standard">
      <style:text-properties fo:font-style="normal" officeooo:rsid="0009b4f2" officeooo:paragraph-rsid="0009b4f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9b4f2" officeooo:paragraph-rsid="0009b4f2" style:font-style-asian="normal" style:font-style-complex="normal"/>
    </style:style>
    <style:style style:name="P9" style:family="paragraph" style:parent-style-name="Standard">
      <style:text-properties fo:font-style="normal" officeooo:rsid="000b68ce" officeooo:paragraph-rsid="000b68ce" style:font-style-asian="normal" style:font-style-complex="normal"/>
    </style:style>
    <style:style style:name="P10" style:family="paragraph" style:parent-style-name="Standard">
      <style:text-properties fo:font-style="normal" officeooo:rsid="000e52c5" officeooo:paragraph-rsid="000e52c5" style:font-style-asian="normal" style:font-style-complex="normal"/>
    </style:style>
    <style:style style:name="P11" style:family="paragraph" style:parent-style-name="Standard" style:list-style-name="L3"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12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15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17" style:family="paragraph" style:parent-style-name="Standard" style:list-style-name="L3">
      <style:text-properties style:use-window-font-color="true" style:font-name="Liberation Serif1" fo:font-style="italic" officeooo:rsid="000f9e15" officeooo:paragraph-rsid="000f9e15" style:font-style-asian="italic" style:font-style-complex="italic"/>
    </style:style>
    <style:style style:name="P18" style:family="paragraph" style:parent-style-name="Standard" style:list-style-name="L3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19" style:family="paragraph" style:parent-style-name="Standard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20" style:family="paragraph" style:parent-style-name="Standard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21" style:family="paragraph" style:parent-style-name="Standard" style:list-style-name="L4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22" style:family="paragraph" style:parent-style-name="Standard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23" style:family="paragraph" style:parent-style-name="Standard" style:list-style-name="L5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24" style:family="paragraph" style:parent-style-name="Standard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25" style:family="paragraph" style:parent-style-name="Standard" style:list-style-name="L6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26" style:family="paragraph" style:parent-style-name="Standard" style:list-style-name="L6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29" style:family="paragraph" style:parent-style-name="Standard" style:list-style-name="L7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30" style:family="paragraph" style:parent-style-name="Standard" style:list-style-name="L7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5da49" officeooo:paragraph-rsid="0015da49" style:font-style-asian="italic" style:font-weight-asian="normal" style:font-style-complex="italic" style:font-weight-complex="normal"/>
    </style:style>
    <style:style style:name="P33" style:family="paragraph" style:parent-style-name="Standard" style:list-style-name="L8">
      <style:text-properties style:use-window-font-color="true" style:font-name="Liberation Serif1" fo:font-style="italic" style:text-underline-style="solid" style:text-underline-width="auto" style:text-underline-color="font-color" fo:font-weight="normal" officeooo:rsid="00173b8d" officeooo:paragraph-rsid="00173b8d" style:font-style-asian="italic" style:font-weight-asian="normal" style:font-style-complex="italic" style:font-weight-complex="normal"/>
    </style:style>
    <style:style style:name="P34" style:family="paragraph" style:parent-style-name="Standard" style:list-style-name="L9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36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d260" officeooo:paragraph-rsid="0017d260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e9640" officeooo:paragraph-rsid="001e964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b68ce" officeooo:paragraph-rsid="000b68ce" style:font-style-asian="normal" style:font-style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2c5" officeooo:paragraph-rsid="000e52c5" style:font-style-asian="normal" style:font-style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68d" officeooo:paragraph-rsid="000e568d" style:font-style-asian="normal" style:font-style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color="#ff0000" style:font-name="Nimbus Mono L" fo:font-style="normal" officeooo:rsid="000e568d" officeooo:paragraph-rsid="000e568d" style:font-style-asian="normal" style:font-style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color="#0000ff" style:font-name="Nimbus Mono L" fo:font-style="normal" officeooo:rsid="000e568d" officeooo:paragraph-rsid="000e568d" style:font-style-asian="normal" style:font-style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use-window-font-color="true" style:font-name="Nimbus Mono L" fo:font-style="normal" style:text-underline-style="solid" style:text-underline-width="auto" style:text-underline-color="font-color" fo:font-weight="bold" officeooo:rsid="0017d260" officeooo:paragraph-rsid="0017d26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officeooo:rsid="000e568d" officeooo:paragraph-rsid="000e568d" style:font-style-asian="normal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use-window-font-color="true" style:font-name="Nimbus Mono L" fo:font-style="normal" style:text-underline-style="solid" style:text-underline-width="auto" style:text-underline-color="font-color" fo:font-weight="bold" officeooo:rsid="0017d260" officeooo:paragraph-rsid="0017d260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fo:color="#ff00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51" style:family="paragraph" style:parent-style-name="Table_20_Contents">
      <style:text-properties fo:color="#0099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T1" style:family="text">
      <style:text-properties officeooo:rsid="0009b4f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2774e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b1f97" style:font-weight-asian="normal" style:font-weight-complex="normal"/>
    </style:style>
    <style:style style:name="T16" style:family="text">
      <style:text-properties style:text-underline-style="none" fo:font-weight="normal" officeooo:rsid="001b7f6d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obrigatórias <text:span text:style-name="T1">pela Lei 6.404/76</text:span>:</text:p>
      <text:list xml:id="list9186682036363829572" text:style-name="L1">
        <text:list-item>
          <text:p text:style-name="P3">BP;</text:p>
        </text:list-item>
        <text:list-item>
          <text:p text:style-name="P3">DRE;</text:p>
        </text:list-item>
        <text:list-item>
          <text:p text:style-name="P3">DLPA;</text:p>
          <text:list>
            <text:list-item>
              <text:p text:style-name="P4">dispensada se houver DMPL;</text:p>
            </text:list-item>
          </text:list>
        </text:list-item>
        <text:list-item>
          <text:p text:style-name="P6">DFC;</text:p>
          <text:list>
            <text:list-item>
              <text:p text:style-name="P4">cia fechada com PL &lt; R$ 2 milhões está dispensada da DFC;</text:p>
            </text:list-item>
          </text:list>
        </text:list-item>
        <text:list-item>
          <text:p text:style-name="P6">DVA;</text:p>
          <text:list>
            <text:list-item>
              <text:p text:style-name="P4">obrigatória só para as S.A.’s.</text:p>
            </text:list-item>
          </text:list>
        </text:list-item>
      </text:list>
      <text:p text:style-name="P5"/>
      <text:p text:style-name="P7">CPC 26 – Conjunto completo das demonstrações contábeis:</text:p>
      <text:list xml:id="list6512952054731893300" text:style-name="L2">
        <text:list-item>
          <text:p text:style-name="P8">BP;</text:p>
        </text:list-item>
        <text:list-item>
          <text:p text:style-name="P8">DRE;</text:p>
        </text:list-item>
        <text:list-item>
          <text:p text:style-name="P8">DVA;</text:p>
        </text:list-item>
        <text:list-item>
          <text:p text:style-name="P8">DFC;</text:p>
        </text:list-item>
        <text:list-item>
          <text:p text:style-name="P8">DRA;</text:p>
        </text:list-item>
        <text:list-item>
          <text:p text:style-name="P8">DMPL;</text:p>
        </text:list-item>
        <text:list-item>
          <text:p text:style-name="P8">Notas explicativas;</text:p>
        </text:list-item>
        <text:list-item>
          <text:p text:style-name="P8">Informações comparativas com o período anterior;</text:p>
        </text:list-item>
        <text:list-item>
          <text:p text:style-name="P8">BP do início do período mais antigo.</text:p>
        </text:list-item>
      </text:list>
      <text:p text:style-name="P7"/>
      <text:p text:style-name="P10">A literalidade desse item do CPC 26 é cobrada, logo decorá-lo:</text:p>
      <text:p text:style-name="P40">10. O conjunto completo de demonstrações contábeis inclui:</text:p>
      <text:p text:style-name="P40">(a) <text:span text:style-name="T10">balanço patrimonial</text:span><text:span text:style-name="T11"> ao final do período;</text:span></text:p>
      <text:p text:style-name="P40"><text:span text:style-name="T11">(b) </text:span><text:span text:style-name="T10">demonstração do resultado</text:span><text:span text:style-name="T11"> do período;</text:span></text:p>
      <text:p text:style-name="P40"><text:span text:style-name="T11">(c) </text:span><text:span text:style-name="T10">demonstração do resultado abrangente</text:span><text:span text:style-name="T11"> do período;</text:span></text:p>
      <text:p text:style-name="P40"><text:span text:style-name="T11">(d) </text:span><text:span text:style-name="T10">demonstração dos fluxos de caixa</text:span><text:span text:style-name="T11"> do período;</text:span></text:p>
      <text:p text:style-name="P40"><text:span text:style-name="T11">(da) </text:span><text:span text:style-name="T10">demonstração do valor adicionado</text:span><text:span text:style-name="T11"> do período, </text:span><text:span text:style-name="T12">se exigido legalmente ou por algum órgão regulador ou mesmo se apresentada voluntariamente</text:span><text:span text:style-name="T14">;</text:span></text:p>
      <text:p text:style-name="P40"><text:span text:style-name="T14">(e) </text:span><text:span text:style-name="T17">notas explicativas</text:span><text:span text:style-name="T14">, compreendendo as </text:span><text:span text:style-name="T12">políticas contábeis significativas</text:span><text:span text:style-name="T14"> e outras informações elucidativas;</text:span></text:p>
      <text:p text:style-name="P40"><text:span text:style-name="T14">(ea) </text:span><text:span text:style-name="T17">informações comparativas com o período anterior</text:span><text:span text:style-name="T14">;</text:span></text:p>
      <text:p text:style-name="P40"><text:span text:style-name="T14">(f) </text:span><text:span text:style-name="T17">balanço patrimonial do início do período mais antigo</text:span><text:span text:style-name="T14">, comparativamente apresentado, quando a entidade aplica uma política contábil retrospectivamente ou procede à reapresentação retrospectiva de itens das demonstrações contábeis, ou quando procede à reclassificação de itens de suas demonstrações contábeis (…).</text:span></text:p>
      <text:p text:style-name="P7"/>
      <text:p text:style-name="P9">Literalidade da Lei 6.404/76 cobrada em prova:</text:p>
      <text:p text:style-name="P38">Art. 176, §1º As demonstrações de cada exercício serão publicadas com a indicação dos valores correspondentes das demonstrações do exercício anterior.</text:p>
      <text:p text:style-name="P38"/>
      <text:p text:style-name="P38">Art. 176, §2º Nas demonstrações, as contas semelhantes poderão ser agrupadas; os pequenos saldos poderão ser agregados, desde <text:soft-page-break/>que indicada a sua natureza e não ultrapassem 0,1 do valor do respectivo grupo de contas; mas é vedada a utilização de designações genéricas, como “diversas contas” ou “contas-correntes”.</text:p>
      <text:p text:style-name="P38"/>
      <text:p text:style-name="P39">Art. 176, §3º As demonstrações financeiras registrarão a destinação dos lucros segundo a proposta dos órgãos da administração, no pressuposto de sua aprovação pela assembleia-geral.</text:p>
      <text:p text:style-name="P39"/>
      <text:p text:style-name="P39">Art. 176, §4º As demonstrações serão complementadas por notas explicativas e outros quadros analíticos ou demonstrações contábeis necessários para esclarecimento da situação patrimonial e dos resultados do exercício.</text:p>
      <text:p text:style-name="P45"/>
      <text:p text:style-name="P46">Composição do <text:span text:style-name="T10">Patrimônio Líquido</text:span><text:span text:style-name="T11">:</text:span></text:p>
      <text:p text:style-name="P41"><text:span text:style-name="T11">Capital Social</text:span></text:p>
      <text:p text:style-name="P42"><text:span text:style-name="T11">(-) Capital a integralizar</text:span></text:p>
      <text:p text:style-name="P42"><text:span text:style-name="T11">(-) Gastos com Emissão de Ações</text:span></text:p>
      <text:p text:style-name="P41"><text:span text:style-name="T11">Reservas de Capital</text:span></text:p>
      <text:p text:style-name="P43"><text:span text:style-name="T11">(+|-) Ajustes de Avaliação Patrimonial</text:span></text:p>
      <text:p text:style-name="P41"><text:span text:style-name="T11">Reservas de Lucros</text:span></text:p>
      <text:p text:style-name="P42"><text:span text:style-name="T11">(-) Ações em Tesouraria</text:span></text:p>
      <text:p text:style-name="P42"><text:span text:style-name="T11">(-) Prejuízos Acumulados</text:span></text:p>
      <text:p text:style-name="P42"><text:span text:style-name="T11"/></text:p>
      <text:p text:style-name="P48"><text:span text:style-name="T11">No </text:span><text:span text:style-name="T10">AC</text:span><text:span text:style-name="T11"> serão classificados:</text:span></text:p>
      <text:list xml:id="list6246962260423306810" text:style-name="L3">
        <text:list-item>
          <text:p text:style-name="P11"><text:span text:style-name="T11">as disponibilidades;</text:span></text:p>
        </text:list-item>
        <text:list-item>
          <text:p text:style-name="P11"><text:span text:style-name="T11">os direitos realizáveis no curso do exercício social subsequente;</text:span></text:p>
          <text:list>
            <text:list-item>
              <text:p text:style-name="P17"><text:span text:style-name="T11">créditos da empresa com terceiros (direitos realizáveis </text:span><text:span text:style-name="T10">pessoais</text:span><text:span text:style-name="T11">) → ex.: Duplicatas a Receber</text:span><text:span text:style-name="T3">;</text:span></text:p>
            </text:list-item>
            <text:list-item>
              <text:p text:style-name="P17"><text:span text:style-name="T11">bens da empresa (direitos realizáveis </text:span><text:span text:style-name="T10">reais</text:span><text:span text:style-name="T11">) → ex.: Estoques</text:span><text:span text:style-name="T3">;</text:span></text:p>
            </text:list-item>
          </text:list>
        </text:list-item>
        <text:list-item>
          <text:p text:style-name="P11"><text:span text:style-name="T11">as aplicações de recursos em despesas do exercício seguinte;</text:span></text:p>
          <text:list>
            <text:list-item>
              <text:p text:style-name="P18"><text:span text:style-name="T11">são as despesas antecipadas</text:span><text:span text:style-name="T3">.</text:span></text:p>
            </text:list-item>
          </text:list>
        </text:list-item>
      </text:list>
      <text:p text:style-name="P19"><text:span text:style-name="T3"/></text:p>
      <text:p text:style-name="P20"><text:span text:style-name="T3">No </text:span><text:span text:style-name="T4">A</text:span><text:span text:style-name="T5">NC-</text:span><text:span text:style-name="T4">RLP</text:span><text:span text:style-name="T3"> serão classificados:</text:span></text:p>
      <text:list xml:id="list5470472236239528593" text:style-name="L4">
        <text:list-item>
          <text:p text:style-name="P21"><text:span text:style-name="T3">direitos realizáveis após o término do exercício seguinte;</text:span></text:p>
        </text:list-item>
        <text:list-item>
          <text:p text:style-name="P21"><text:span text:style-name="T3">direitos com </text:span><text:span text:style-name="T4">pessoas ligadas de negócio não usual</text:span><text:span text:style-name="T3">;</text:span></text:p>
          <text:list>
            <text:list-item>
              <text:p text:style-name="P21"><text:span text:style-name="T3">derivados de vendas; adiantamentos ou empréstimos a coligadas/controladas, diretores, acionistas ou participantes no lucro da companhia.</text:span></text:p>
            </text:list-item>
          </text:list>
        </text:list-item>
      </text:list>
      <text:p text:style-name="P20"><text:span text:style-name="T3"/></text:p>
      <text:p text:style-name="P22"><text:span text:style-name="T3">No </text:span><text:span text:style-name="T4">ANC-Investimentos</text:span><text:span text:style-name="T3"> serão classificados:</text:span></text:p>
      <text:list xml:id="list8264806659427084058" text:style-name="L5">
        <text:list-item>
          <text:p text:style-name="P23"><text:span text:style-name="T3">participações permanentes em outras sociedades;</text:span></text:p>
        </text:list-item>
        <text:list-item>
          <text:p text:style-name="P23"><text:span text:style-name="T3">direitos de qualquer natureza, não classificáveis no AC, e que </text:span><text:span text:style-name="T4">não</text:span><text:span text:style-name="T3"> se destinem à manutenção da atividade da companhia ou da empresa.</text:span></text:p>
        </text:list-item>
      </text:list>
      <text:p text:style-name="P22"><text:span text:style-name="T3"/></text:p>
      <text:p text:style-name="P24"><text:span text:style-name="T3">Os </text:span><text:span text:style-name="T4">imóveis para aluguel</text:span><text:span text:style-name="T3"> serão classificados:</text:span></text:p>
      <text:list xml:id="list5619151423725274729" text:style-name="L6">
        <text:list-item>
          <text:p text:style-name="P25"><text:span text:style-name="T3">em </text:span><text:span text:style-name="T4">ANC-Imobilizado</text:span><text:span text:style-name="T3">, se o aluguel estiver relacionado às atividades fins da empresa; ou</text:span></text:p>
        </text:list-item>
        <text:list-item>
          <text:p text:style-name="P26"><text:soft-page-break/><text:span text:style-name="T2">em </text:span><text:span text:style-name="T4">ANC-Investimentos</text:span><text:span text:style-name="T2">, se o aluguel </text:span><text:span text:style-name="T4">não</text:span><text:span text:style-name="T2"> estiver relacionado com as atividades da empresa.</text:span></text:p>
        </text:list-item>
      </text:list>
      <text:p text:style-name="P27"><text:span text:style-name="T2"/></text:p>
      <text:p text:style-name="P28"><text:span text:style-name="T2">No </text:span><text:span text:style-name="T4">ANC-Imobilizado</text:span><text:span text:style-name="T2"> serão classificados:</text:span></text:p>
      <text:list xml:id="list3347460771967422092" text:style-name="L7">
        <text:list-item>
          <text:p text:style-name="P29"><text:span text:style-name="T6">Pela Lei 6.404/76</text:span><text:span text:style-name="T2">: direitos que tenham por objeto bens corpóreos </text:span><text:span text:style-name="T4">destinados à manutenção das atividades da companhia</text:span><text:span text:style-name="T2"> ou da empresa ou exercidos com essa finalidade, </text:span><text:span text:style-name="T4">inclusive os decorrentes de operações que transfiram à companhia os benefícios, riscos e controle desses bens</text:span><text:span text:style-name="T2">;</text:span></text:p>
        </text:list-item>
        <text:list-item>
          <text:p text:style-name="P30"><text:span text:style-name="T2">Pelo CPC 27</text:span><text:span text:style-name="T7">: ativo imobilizado é o item tangível que:</text:span></text:p>
          <text:list>
            <text:list-item>
              <text:p text:style-name="P30"><text:span text:style-name="T7">é mantido para uso na produção ou fornecimento de mercadorias ou serviços, para aluguel a outros, ou para fins administrativos; e</text:span></text:p>
            </text:list-item>
            <text:list-item>
              <text:p text:style-name="P30"><text:span text:style-name="T7">se espera </text:span><text:span text:style-name="T8">utilizar por mais de um período</text:span><text:span text:style-name="T7">.</text:span></text:p>
            </text:list-item>
          </text:list>
        </text:list-item>
      </text:list>
      <text:p text:style-name="P31"><text:span text:style-name="T7"/></text:p>
      <text:p text:style-name="P32"><text:span text:style-name="T7">Arrendamento </text:span><text:span text:style-name="T8">financeiro</text:span><text:span text:style-name="T7"> (</text:span><text:span text:style-name="T13">leasing</text:span><text:span text:style-name="T7">) → riscos e benefícios ficam com o </text:span><text:span text:style-name="T8">arrendatário.</text:span></text:p>
      <text:list xml:id="list4655835302204013424" text:style-name="L8">
        <text:list-item>
          <text:p text:style-name="P33"><text:span text:style-name="T7">Deve ser reconhecido no BP do arrendatário.</text:span></text:p>
        </text:list-item>
      </text:list>
      <text:p text:style-name="P32"><text:span text:style-name="T7">Arrendamento </text:span><text:span text:style-name="T8">operacional</text:span><text:span text:style-name="T7"> → riscos e benefícios ficam com o </text:span><text:span text:style-name="T8">arrendador</text:span><text:span text:style-name="T7">.</text:span></text:p>
      <text:list xml:id="list3382588896435003621" text:style-name="L9">
        <text:list-item>
          <text:p text:style-name="P34"><text:span text:style-name="T7">Não</text:span><text:span text:style-name="T9"> deve ser reconhecido no BP do arrendatário.</text:span></text:p>
        </text:list-item>
      </text:list>
      <text:p text:style-name="P35"><text:span text:style-name="T9"/></text:p>
      <text:p text:style-name="P36"><text:span text:style-name="T9">Lançamento exemplo de arrendamento </text:span><text:span text:style-name="T7">financeiro</text:span><text:span text:style-name="T9">:</text:span></text:p>
      <text:p text:style-name="P36"><text:span text:style-name="T14">A empresa X realizou um arrendamento financeiro de um veículo, no valor justo de R$ 30.000, o qual será pago em 5 prestações anuais de R$ 7.000, sem valor residual.</text:span></text:p>
      <text:p text:style-name="P44"><text:span text:style-name="T14">D – Veículos..............................R$ 30.000</text:span></text:p>
      <text:p text:style-name="P44"><text:span text:style-name="T14">C – Juros e Encargos a Transcorrer........R$ <text:s/>5.000</text:span></text:p>
      <text:p text:style-name="P44"><text:span text:style-name="T14">C – Arrendamento Financeiro a Pagar.......R$ 35.000</text:span></text:p>
      <text:p text:style-name="P47"><text:span text:style-name="T14"/></text:p>
      <text:p text:style-name="P49"><text:span text:style-name="T14">No </text:span><text:span text:style-name="T13">ANC-Intangível</text:span><text:span text:style-name="T14"> serão classificados:</text:span></text:p>
      <text:list xml:id="list7643442995565696906" text:style-name="L10">
        <text:list-item>
          <text:p text:style-name="P12"><text:span text:style-name="T11">Pela Lei 6.404/76</text:span><text:span text:style-name="T14">: os direitos que tenham por objeto bens incorpóreos destinados à manutenção da companhia ou exercidos com essa finalidade, </text:span><text:span text:style-name="T13">inclusive o fundo de comércio adquirido</text:span><text:span text:style-name="T14"> </text:span><text:span text:style-name="T18">(goodwill</text:span><text:span text:style-name="T14">);</text:span></text:p>
        </text:list-item>
        <text:list-item>
          <text:p text:style-name="P12"><text:span text:style-name="T11">Pelo CPC 04</text:span><text:span text:style-name="T14">: ativo </text:span><text:span text:style-name="T15">não</text:span><text:span text:style-name="T14"> monetário identificável sem substância física </text:span><text:span text:style-name="T16">que atenda cumulativamente aos seguintes requisitos:</text:span></text:p>
          <text:list>
            <text:list-item>
              <text:p text:style-name="P13"><text:span text:style-name="T14">ser </text:span><text:span text:style-name="T13">identificável</text:span><text:span text:style-name="T14">;</text:span></text:p>
              <text:list>
                <text:list-item>
                  <text:p text:style-name="P15"><text:span text:style-name="T14">para tanto, deve atender a um dos seguintes requisitos:</text:span></text:p>
                  <text:list>
                    <text:list-item>
                      <text:p text:style-name="P15"><text:span text:style-name="T14">ser </text:span><text:span text:style-name="T13">separável</text:span><text:span text:style-name="T14">, ou seja, puder ser separado da entidade e vendido, transferido, licenciado, alugado ou trocado, individualmente ou junto com um contrato, ativo ou passivo relacionado, independente da intenção de uso pela entidade; </text:span><text:span text:style-name="T13">ou</text:span></text:p>
                    </text:list-item>
                    <text:list-item>
                      <text:p text:style-name="P15"><text:span text:style-name="T14">resultar de direitos contratuais ou outros direitos legais, independentemente de tais direitos serem transferíveis ou separáveis da entidade ou de outros direitos e obrigações;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14">ser controlável; e</text:span></text:p>
            </text:list-item>
            <text:list-item>
              <text:p text:style-name="P13"><text:span text:style-name="T14">ser gerador de benefícios futuros.</text:span></text:p>
            </text:list-item>
          </text:list>
        </text:list-item>
      </text:list>
      <text:p text:style-name="P14"><text:span text:style-name="T14"/></text:p>
      <text:p text:style-name="P16"><text:span text:style-name="T14">Se um item </text:span><text:span text:style-name="T13">não</text:span><text:span text:style-name="T14"> atender à definição de </text:span><text:span text:style-name="T13">ativo intangível</text:span><text:span text:style-name="T14">, o gasto incorrido na sua aquisição ou geração interna </text:span><text:span text:style-name="T13">deve ser reconhecido como despesa</text:span><text:span text:style-name="T14"> quando incorrido.</text:span></text:p>
      <text:p text:style-name="P16"><text:span text:style-name="T14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0">Goodwill<text:span text:style-name="T2"> gerado internamente</text:span><text:span text:style-name="T3"> → </text:span><text:span text:style-name="T2">não</text:span><text:span text:style-name="T3"> reconhecemos como ativo mas como </text:span><text:span text:style-name="T2">despesa</text:span><text:span text:style-name="T3">.</text:span></text:p>
            <text:p text:style-name="P51">Goodwill<text:span text:style-name="T3"> </text:span><text:span text:style-name="T2">adquirido</text:span><text:span text:style-name="T3"> → ativo </text:span><text:span text:style-name="T2">intangível</text:span><text:span text:style-name="T3">.</text:span></text:p>
          </table:table-cell>
        </table:table-row>
      </table:table>
      <text:p text:style-name="P16"><text:soft-page-break/><text:span text:style-name="T14"/></text:p>
      <text:p text:style-name="P37"><text:span text:style-name="T14">Goodwill</text:span><text:span text:style-name="T9"> </text:span><text:span text:style-name="T7">adquirido</text:span><text:span text:style-name="T9">: </text:span><text:span text:style-name="T7">diferença a maior</text:span><text:span text:style-name="T9"> entre o </text:span><text:span text:style-name="T7">valor pago</text:span><text:span text:style-name="T9"> na aquisição de um empreendimento e o </text:span><text:span text:style-name="T7">valor de mercado</text:span><text:span text:style-name="T9"> (valor justo) dos ativos líquidos desse empreendi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2ec" officeooo:paragraph-rsid="000832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Demonstrações contábeis: aspectos gerais. Balanço patrimonial: obrigatoriedade e apresentação. Conteúdo dos grupos e subgrup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7:54.606115899</meta:creation-date>
    <dc:date>2018-02-20T15:21:05.709497710</dc:date>
    <meta:editing-duration>PT1H2M50S</meta:editing-duration>
    <meta:editing-cycles>21</meta:editing-cycles>
    <meta:generator>LibreOffice/5.2.7.2$Linux_X86_64 LibreOffice_project/20m0$Build-2</meta:generator>
    <meta:document-statistic meta:table-count="1" meta:image-count="0" meta:object-count="0" meta:page-count="4" meta:paragraph-count="88" meta:word-count="921" meta:character-count="6132" meta:non-whitespace-character-count="5337"/>
  </office:meta>
</office:document-meta>
</file>